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90000028F9491B5DCA4419A2C.png" manifest:media-type="image/png"/>
  <manifest:file-entry manifest:full-path="Pictures/1000000000000493000001DE333AA4689C22243B.png" manifest:media-type="image/png"/>
  <manifest:file-entry manifest:full-path="Pictures/10000000000004F6000002309EA949DF65921695.png" manifest:media-type="image/png"/>
  <manifest:file-entry manifest:full-path="Pictures/1000000000000377000002A839FD0EA8A2A9721E.png" manifest:media-type="image/png"/>
  <manifest:file-entry manifest:full-path="Pictures/10000000000003220000017C1AD9772C46C590D7.png" manifest:media-type="image/png"/>
  <manifest:file-entry manifest:full-path="Pictures/10000000000003E8000002BD40CCEC4D5C0DA982.png" manifest:media-type="image/png"/>
  <manifest:file-entry manifest:full-path="Pictures/100000000000037A0000028C8499ED6E1B567212.png" manifest:media-type="image/png"/>
  <manifest:file-entry manifest:full-path="Pictures/10000000000003F0000002C7938607F93656AABD.png" manifest:media-type="image/png"/>
  <manifest:file-entry manifest:full-path="Pictures/1000000000000396000002A5C02EC043B577C8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a66c7" officeooo:paragraph-rsid="000a66c7"/>
    </style:style>
    <style:style style:name="P3" style:family="paragraph" style:parent-style-name="Standard">
      <style:paragraph-properties fo:break-before="page"/>
      <style:text-properties officeooo:rsid="000a66c7" officeooo:paragraph-rsid="000a66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stemas FAT32, NTFS y ext4 desde Windows</text:h>
      <text:p text:style-name="P2">Wuke Zhang</text:p>
      <text:p text:style-name="P2"/>
      <text:p text:style-name="P2">1-ASIR</text:p>
      <text:p text:style-name="P2"/>
      <text:p text:style-name="P2"><draw:frame draw:style-name="fr2" draw:name="Imagen1" text:anchor-type="char" svg:x="-0.385cm" svg:y="0.787cm" svg:width="17cm" svg:height="6.939cm" draw:z-index="0"><draw:image xlink:href="Pictures/1000000000000493000001DE333AA4689C22243B.png" xlink:type="simple" xlink:show="embed" xlink:actuate="onLoad" draw:mime-type="image/png"/></draw:frame><draw:frame draw:style-name="fr2" draw:name="Imagen2" text:anchor-type="char" svg:x="-0.24cm" svg:y="9.419cm" svg:width="17cm" svg:height="7.495cm" draw:z-index="1"><draw:image xlink:href="Pictures/10000000000004F6000002309EA949DF65921695.png" xlink:type="simple" xlink:show="embed" xlink:actuate="onLoad" draw:mime-type="image/png"/></draw:frame></text:p>
      <text:p text:style-name="P3"><draw:frame draw:style-name="fr2" draw:name="Imagen3" text:anchor-type="char" svg:x="0.169cm" svg:y="-0.06cm" svg:width="17cm" svg:height="8.054cm" draw:z-index="2"><draw:image xlink:href="Pictures/10000000000003220000017C1AD9772C46C590D7.png" xlink:type="simple" xlink:show="embed" xlink:actuate="onLoad" draw:mime-type="image/png"/></draw:frame></text:p>
      <text:p text:style-name="P2"/>
      <text:p text:style-name="P2"/>
      <text:p text:style-name="P2"><draw:frame draw:style-name="fr2" draw:name="Imagen4" text:anchor-type="char" svg:x="0.24cm" svg:y="0.18cm" svg:width="17cm" svg:height="11.917cm" draw:z-index="3"><draw:image xlink:href="Pictures/10000000000003E8000002BD40CCEC4D5C0DA9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3" draw:name="Imagen5" text:anchor-type="char" svg:width="15.284cm" svg:height="11.903cm" draw:z-index="4"><draw:image xlink:href="Pictures/10000000000003490000028F9491B5DCA4419A2C.png" xlink:type="simple" xlink:show="embed" xlink:actuate="onLoad" draw:mime-type="image/png"/></draw:frame><draw:frame draw:style-name="fr2" draw:name="Imagen6" text:anchor-type="char" svg:x="0.552cm" svg:y="12.428cm" svg:width="16.222cm" svg:height="11.883cm" draw:z-index="5"><draw:image xlink:href="Pictures/100000000000037A0000028C8499ED6E1B567212.png" xlink:type="simple" xlink:show="embed" xlink:actuate="onLoad" draw:mime-type="image/png"/></draw:frame></text:p>
      <text:p text:style-name="P3"><draw:frame draw:style-name="fr2" draw:name="Imagen7" text:anchor-type="char" svg:x="1.244cm" svg:y="0.005cm" svg:width="14.515cm" svg:height="10.238cm" draw:z-index="6"><draw:image xlink:href="Pictures/10000000000003F0000002C7938607F93656AABD.png" xlink:type="simple" xlink:show="embed" xlink:actuate="onLoad" draw:mime-type="image/png"/></draw:frame></text:p>
      <text:p text:style-name="P2"><draw:frame draw:style-name="fr2" draw:name="Imagen8" text:anchor-type="char" svg:x="0.169cm" svg:y="0.385cm" svg:width="17cm" svg:height="13.032cm" draw:z-index="7"><draw:image xlink:href="Pictures/1000000000000377000002A839FD0EA8A2A9721E.png" xlink:type="simple" xlink:show="embed" xlink:actuate="onLoad" draw:mime-type="image/png"/></draw:frame></text:p>
      <text:p text:style-name="P3"><draw:frame draw:style-name="fr1" draw:name="Imagen9" text:anchor-type="char" svg:width="17cm" svg:height="12.536cm" draw:z-index="8"><draw:image xlink:href="Pictures/1000000000000396000002A5C02EC043B577C8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9:01.350000000</meta:creation-date>
    <dc:date>2024-03-04T11:49:41.207000000</dc:date>
    <meta:editing-duration>PT50M40S</meta:editing-duration>
    <meta:editing-cycles>1</meta:editing-cycles>
    <meta:document-statistic meta:table-count="0" meta:image-count="9" meta:object-count="0" meta:page-count="5" meta:paragraph-count="3" meta:word-count="10" meta:character-count="57" meta:non-whitespace-character-count="50"/>
    <meta:generator>LibreOffice/7.5.0.3$Windows_X86_64 LibreOffice_project/c21113d003cd3efa8c53188764377a8272d9d6de</meta:generator>
  </office:meta>
</office:document-meta>
</file>